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84E372B6B8BD30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17cm, 2.726cm, 12.155cm, 3.77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76cm" svg:height="20.899cm" svg:x="0.992cm" svg:y="2.192cm">
          <draw:image xlink:href="Pictures/10000000000005E8000007E0E84E372B6B8BD30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2:16.071292698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